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Body">
      <style:paragraph-properties fo:keep-with-next="always"/>
    </style:style>
    <style:style style:name="P12" style:family="paragraph" style:parent-style-name="Example">
      <style:paragraph-properties style:line-height-at-least="0.1945in" fo:keep-with-next="always"/>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font-style-complex="italic"/>
    </style:style>
    <style:style style:name="P16" style:family="paragraph" style:parent-style-name="Example">
      <style:paragraph-properties style:line-height-at-least="0.1945in" fo:keep-with-next="always"/>
      <style:text-properties style:font-name="Courier1"/>
    </style:style>
    <style:style style:name="P17" style:family="paragraph" style:parent-style-name="Standard">
      <style:paragraph-properties style:line-height-at-least="0.1945in"/>
      <style:text-properties style:font-name="Courier1"/>
    </style:style>
    <style:style style:name="P18" style:family="paragraph" style:parent-style-name="Example">
      <style:paragraph-properties style:line-height-at-least="0.1945in"/>
      <style:text-properties style:font-name="Courier1"/>
    </style:style>
    <style:style style:name="P19" style:family="paragraph" style:parent-style-name="Standard">
      <style:paragraph-properties style:line-height-at-least="0.1945in"/>
      <style:text-properties style:font-name="Courier1" officeooo:paragraph-rsid="001cf89a"/>
    </style:style>
    <style:style style:name="P20" style:family="paragraph" style:parent-style-name="Standard">
      <style:paragraph-properties style:line-height-at-least="0.1945in"/>
      <style:text-properties style:font-name="Courier1" officeooo:paragraph-rsid="002b921f"/>
    </style:style>
    <style:style style:name="P21" style:family="paragraph" style:parent-style-name="Standard">
      <style:text-properties style:font-name="Courier1"/>
    </style:style>
    <style:style style:name="P22" style:family="paragraph" style:parent-style-name="Standard">
      <style:paragraph-properties style:line-height-at-least="0.1945in"/>
      <style:text-properties style:font-name="Courier1" fo:font-style="italic" style:font-style-asian="italic" style:font-style-complex="italic"/>
    </style:style>
    <style:style style:name="P23"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5" style:family="paragraph" style:parent-style-name="Example">
      <style:paragraph-properties style:line-height-at-least="0.1945in"/>
      <style:text-properties style:font-name="Courier1" fo:font-style="italic" style:font-style-asian="italic" style:font-name-complex="Courier New2"/>
    </style:style>
    <style:style style:name="P26" style:family="paragraph" style:parent-style-name="Standard">
      <style:paragraph-properties style:line-height-at-least="0.1945in"/>
      <style:text-properties style:font-name="Courier1" fo:font-style="normal" style:font-style-asian="normal" style:font-style-complex="normal"/>
    </style:style>
    <style:style style:name="P27" style:family="paragraph" style:parent-style-name="Example">
      <style:paragraph-properties style:line-height-at-least="0.1945in"/>
      <style:text-properties style:font-name="Courier1" style:font-name-complex="Courier New2"/>
    </style:style>
    <style:style style:name="P28" style:family="paragraph" style:parent-style-name="Standard">
      <style:text-properties style:font-name="Courier1" officeooo:paragraph-rsid="001b7e53"/>
    </style:style>
    <style:style style:name="P29" style:family="paragraph" style:parent-style-name="Standard">
      <style:text-properties style:font-name="Courier1" officeooo:paragraph-rsid="002b921f"/>
    </style:style>
    <style:style style:name="P30" style:family="paragraph" style:parent-style-name="Body">
      <style:paragraph-properties fo:margin-left="0in" fo:margin-right="0in" fo:text-indent="0.5in" style:auto-text-indent="false"/>
    </style:style>
    <style:style style:name="P31" style:family="paragraph" style:parent-style-name="Body_20_first">
      <style:paragraph-properties fo:keep-together="always"/>
    </style:style>
    <style:style style:name="P32" style:family="paragraph" style:parent-style-name="Standard">
      <style:paragraph-properties fo:hyphenation-ladder-count="no-limit"/>
      <style:text-properties fo:hyphenate="true" fo:hyphenation-remain-char-count="2" fo:hyphenation-push-char-count="2" loext:hyphenation-no-caps="false"/>
    </style:style>
    <style:style style:name="P33" style:family="paragraph" style:parent-style-name="Example">
      <style:paragraph-properties style:line-height-at-least="0.1945in"/>
      <style:text-properties style:font-style-complex="italic"/>
    </style:style>
    <style:style style:name="P34" style:family="paragraph" style:parent-style-name="Example">
      <style:paragraph-properties style:line-height-at-least="0.1945in"/>
      <style:text-properties fo:font-style="normal" style:font-style-asian="normal" style:font-style-complex="normal"/>
    </style:style>
    <style:style style:name="P35" style:family="paragraph" style:parent-style-name="Example_20__20_indented">
      <style:text-properties fo:font-style="normal" style:font-style-asian="normal" style:font-style-complex="normal"/>
    </style:style>
    <style:style style:name="P36" style:family="paragraph" style:parent-style-name="Body">
      <style:paragraph-properties fo:margin-left="0.5in" fo:margin-right="0in" fo:text-indent="0in" style:auto-text-indent="false"/>
    </style:style>
    <style:style style:name="P37" style:family="paragraph" style:parent-style-name="Body">
      <style:text-properties officeooo:paragraph-rsid="001279b8"/>
    </style:style>
    <style:style style:name="P38" style:family="paragraph" style:parent-style-name="Body_20_first">
      <style:text-properties officeooo:paragraph-rsid="001279b8"/>
    </style:style>
    <style:style style:name="P39" style:family="paragraph" style:parent-style-name="Example_20__20_indented">
      <style:text-properties officeooo:paragraph-rsid="001279b8"/>
    </style:style>
    <style:style style:name="P40" style:family="paragraph" style:parent-style-name="Example_20__20_indented">
      <style:text-properties fo:font-weight="normal" officeooo:paragraph-rsid="001279b8" style:font-weight-asian="normal" style:font-weight-complex="normal"/>
    </style:style>
    <style:style style:name="P41" style:family="paragraph" style:parent-style-name="Example_20__20_indented">
      <style:text-properties officeooo:paragraph-rsid="0015556b"/>
    </style:style>
    <style:style style:name="P42" style:family="paragraph" style:parent-style-name="Example_20__20_indented">
      <style:text-properties officeooo:paragraph-rsid="0016ec46"/>
    </style:style>
    <style:style style:name="P43" style:family="paragraph" style:parent-style-name="Example_20__20_indented">
      <style:text-properties officeooo:paragraph-rsid="0017b7e3"/>
    </style:style>
    <style:style style:name="P44" style:family="paragraph" style:parent-style-name="Example_20__20_indented">
      <style:text-properties officeooo:paragraph-rsid="0018ef7c"/>
    </style:style>
    <style:style style:name="P45" style:family="paragraph" style:parent-style-name="Example_20__20_indented">
      <style:text-properties officeooo:paragraph-rsid="0019cd6d"/>
    </style:style>
    <style:style style:name="P46" style:family="paragraph" style:parent-style-name="Example">
      <style:paragraph-properties style:line-height-at-least="0.1945in"/>
      <style:text-properties officeooo:rsid="001ad9c2" officeooo:paragraph-rsid="001cf89a"/>
    </style:style>
    <style:style style:name="P47" style:family="paragraph" style:parent-style-name="Example">
      <style:paragraph-properties style:line-height-at-least="0.1945in" fo:keep-with-next="always"/>
      <style:text-properties officeooo:rsid="001ad9c2" officeooo:paragraph-rsid="001cf89a"/>
    </style:style>
    <style:style style:name="P48" style:family="paragraph" style:parent-style-name="Example">
      <style:paragraph-properties style:line-height-at-least="0.1945in"/>
      <style:text-properties officeooo:rsid="001ad9c2" officeooo:paragraph-rsid="002b921f"/>
    </style:style>
    <style:style style:name="P49" style:family="paragraph" style:parent-style-name="Standard">
      <style:text-properties officeooo:paragraph-rsid="001ad9c2"/>
    </style:style>
    <style:style style:name="P50" style:family="paragraph" style:parent-style-name="Body">
      <style:text-properties officeooo:paragraph-rsid="00216b71"/>
    </style:style>
    <style:style style:name="P51" style:family="paragraph" style:parent-style-name="Body_20_first">
      <style:text-properties officeooo:paragraph-rsid="001fa067"/>
    </style:style>
    <style:style style:name="P52" style:family="paragraph" style:parent-style-name="Standard">
      <style:text-properties officeooo:paragraph-rsid="001e1c8c"/>
    </style:style>
    <style:style style:name="P53" style:family="paragraph" style:parent-style-name="Body">
      <style:text-properties officeooo:paragraph-rsid="0022cf08"/>
    </style:style>
    <style:style style:name="P54" style:family="paragraph" style:parent-style-name="Body">
      <style:text-properties officeooo:paragraph-rsid="0023b8dc"/>
    </style:style>
    <style:style style:name="P55" style:family="paragraph" style:parent-style-name="Body_20_first">
      <style:text-properties officeooo:paragraph-rsid="0026a6ae"/>
    </style:style>
    <style:style style:name="P56" style:family="paragraph" style:parent-style-name="Example_20__20_indented">
      <style:text-properties officeooo:paragraph-rsid="0026a6ae"/>
    </style:style>
    <style:style style:name="P57" style:family="paragraph" style:parent-style-name="Body_20_first">
      <style:text-properties officeooo:paragraph-rsid="0027df4e"/>
    </style:style>
    <style:style style:name="P58" style:family="paragraph" style:parent-style-name="Example_20__20_indented">
      <style:text-properties officeooo:paragraph-rsid="0027df4e"/>
    </style:style>
    <style:style style:name="P59" style:family="paragraph" style:parent-style-name="Example">
      <style:paragraph-properties style:line-height-at-least="0.1945in"/>
      <style:text-properties officeooo:rsid="00246ffe" officeooo:paragraph-rsid="00246ffe"/>
    </style:style>
    <style:style style:name="P60" style:family="paragraph" style:parent-style-name="Body_20_first">
      <style:text-properties officeooo:rsid="002ca1cb" officeooo:paragraph-rsid="002ca1cb"/>
    </style:style>
    <style:style style:name="P61" style:family="paragraph" style:parent-style-name="Example">
      <style:text-properties officeooo:paragraph-rsid="002ca1cb"/>
    </style:style>
    <style:style style:name="P62" style:family="paragraph" style:parent-style-name="Body">
      <style:text-properties officeooo:rsid="0030e942" officeooo:paragraph-rsid="0030e942"/>
    </style:style>
    <style:style style:name="P63" style:family="paragraph" style:parent-style-name="Body">
      <style:text-properties officeooo:rsid="00351675" officeooo:paragraph-rsid="00351675"/>
    </style:style>
    <style:style style:name="P64" style:family="paragraph" style:parent-style-name="Body">
      <style:text-properties officeooo:paragraph-rsid="00351675"/>
    </style:style>
    <style:style style:name="P65" style:family="paragraph" style:parent-style-name="Body_20_first">
      <style:text-properties officeooo:paragraph-rsid="002d67a4"/>
    </style:style>
    <style:style style:name="P66" style:family="paragraph" style:parent-style-name="Body_20_first">
      <style:text-properties officeooo:rsid="002fef51" officeooo:paragraph-rsid="002fef51"/>
    </style:style>
    <style:style style:name="P67" style:family="paragraph" style:parent-style-name="Title" style:master-page-name="Standard">
      <style:paragraph-properties fo:margin-top="0in" fo:margin-bottom="0.1665in" style:contextual-spacing="false" style:page-number="auto"/>
      <style:text-properties style:font-name="Palatino"/>
    </style:style>
    <style:style style:name="P68" style:family="paragraph" style:parent-style-name="Body">
      <style:text-properties officeooo:rsid="003948fb" officeooo:paragraph-rsid="003948fb"/>
    </style:style>
    <style:style style:name="P69" style:family="paragraph" style:parent-style-name="Body">
      <style:text-properties officeooo:rsid="003d06f0" officeooo:paragraph-rsid="003d06f0"/>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officeooo:rsid="002d67a4" style:font-style-asian="normal" style:font-style-complex="normal"/>
    </style:style>
    <style:style style:name="T16" style:family="text">
      <style:text-properties fo:font-style="normal" fo:font-weight="bold" style:font-style-asian="normal" style:font-weight-asian="bold" style:font-weight-complex="bold"/>
    </style:style>
    <style:style style:name="T17" style:family="text">
      <style:text-properties style:font-style-complex="italic"/>
    </style:style>
    <style:style style:name="T18" style:family="text">
      <style:text-properties style:font-name="Courier New1" style:font-name-complex="Courier New2"/>
    </style:style>
    <style:style style:name="T19" style:family="text">
      <style:text-properties fo:language="fr" fo:country="FR"/>
    </style:style>
    <style:style style:name="T20" style:family="text">
      <style:text-properties fo:language="fr" fo:country="FR" fo:font-style="normal" style:font-style-asian="normal"/>
    </style:style>
    <style:style style:name="T21" style:family="text">
      <style:text-properties fo:language="fr" fo:country="FR" fo:font-style="normal" style:font-style-asian="normal" style:font-style-complex="normal"/>
    </style:style>
    <style:style style:name="T22" style:family="text">
      <style:text-properties fo:language="fr" fo:country="FR" fo:font-style="italic" style:font-style-asian="italic" style:font-style-complex="italic"/>
    </style:style>
    <style:style style:name="T23" style:family="text">
      <style:text-properties style:font-name="Courier1"/>
    </style:style>
    <style:style style:name="T24" style:family="text">
      <style:text-properties style:font-name="Courier1" style:font-name-complex="Courier New2"/>
    </style:style>
    <style:style style:name="T25" style:family="text">
      <style:text-properties style:font-name="Courier1" fo:font-style="italic" style:font-style-asian="italic"/>
    </style:style>
    <style:style style:name="T26" style:family="text">
      <style:text-properties style:font-name="Courier1" fo:font-style="italic" style:font-style-asian="italic" style:font-style-complex="italic"/>
    </style:style>
    <style:style style:name="T27" style:family="text">
      <style:text-properties style:font-name="Courier1" fo:font-style="italic" officeooo:rsid="001ad9c2" style:font-style-asian="italic" style:font-style-complex="italic"/>
    </style:style>
    <style:style style:name="T28" style:family="text">
      <style:text-properties style:font-name="Courier1" fo:font-style="italic" style:font-style-asian="italic" style:font-name-complex="Courier New2"/>
    </style:style>
    <style:style style:name="T29" style:family="text">
      <style:text-properties style:font-name="Courier1" fo:font-style="normal" style:font-style-asian="normal"/>
    </style:style>
    <style:style style:name="T30" style:family="text">
      <style:text-properties style:font-name="Courier1" fo:font-style="normal" style:font-style-asian="normal" style:font-style-complex="normal"/>
    </style:style>
    <style:style style:name="T31" style:family="text">
      <style:text-properties style:font-name="Courier1" officeooo:rsid="000e3dae"/>
    </style:style>
    <style:style style:name="T32" style:family="text">
      <style:text-properties style:font-name="Courier1" officeooo:rsid="001adaad"/>
    </style:style>
    <style:style style:name="T33" style:family="text">
      <style:text-properties style:font-name="Courier1" officeooo:rsid="002059c9"/>
    </style:style>
    <style:style style:name="T34" style:family="text">
      <style:text-properties style:font-name="Courier1" officeooo:rsid="00216b71"/>
    </style:style>
    <style:style style:name="T35" style:family="text">
      <style:text-properties style:font-name="Helvetica1"/>
    </style:style>
    <style:style style:name="T36" style:family="text">
      <style:text-properties style:font-name="Helvetica1" fo:font-weight="normal" style:font-weight-asian="normal" style:font-weight-complex="normal"/>
    </style:style>
    <style:style style:name="T37" style:family="text">
      <style:text-properties style:font-name="Helvetica1" officeooo:rsid="0027df4e"/>
    </style:style>
    <style:style style:name="T38" style:family="text">
      <style:text-properties style:font-name-complex="Courier New2"/>
    </style:style>
    <style:style style:name="T39" style:family="text">
      <style:text-properties fo:font-weight="bold" style:font-weight-asian="bold" style:font-weight-complex="bold"/>
    </style:style>
    <style:style style:name="T40" style:family="text">
      <style:text-properties officeooo:rsid="000f7126"/>
    </style:style>
    <style:style style:name="T41" style:family="text">
      <style:text-properties officeooo:rsid="0010eab8"/>
    </style:style>
    <style:style style:name="T42" style:family="text">
      <style:text-properties officeooo:rsid="001279b8"/>
    </style:style>
    <style:style style:name="T43" style:family="text">
      <style:text-properties officeooo:rsid="0013fa0e"/>
    </style:style>
    <style:style style:name="T44" style:family="text">
      <style:text-properties officeooo:rsid="0015556b"/>
    </style:style>
    <style:style style:name="T45" style:family="text">
      <style:text-properties officeooo:rsid="0016ec46"/>
    </style:style>
    <style:style style:name="T46" style:family="text">
      <style:text-properties officeooo:rsid="0017b7e3"/>
    </style:style>
    <style:style style:name="T47" style:family="text">
      <style:text-properties officeooo:rsid="0018ef7c"/>
    </style:style>
    <style:style style:name="T48" style:family="text">
      <style:text-properties officeooo:rsid="0019cd6d"/>
    </style:style>
    <style:style style:name="T49" style:family="text">
      <style:text-properties officeooo:rsid="001ad9c2"/>
    </style:style>
    <style:style style:name="T50" style:family="text">
      <style:text-properties officeooo:rsid="001b7e53"/>
    </style:style>
    <style:style style:name="T51" style:family="text">
      <style:text-properties officeooo:rsid="001e1c8c"/>
    </style:style>
    <style:style style:name="T52" style:family="text">
      <style:text-properties officeooo:rsid="001adaad"/>
    </style:style>
    <style:style style:name="T53" style:family="text">
      <style:text-properties officeooo:rsid="001fa067"/>
    </style:style>
    <style:style style:name="T54" style:family="text">
      <style:text-properties officeooo:rsid="00216b71"/>
    </style:style>
    <style:style style:name="T55" style:family="text">
      <style:text-properties officeooo:rsid="0022cf08"/>
    </style:style>
    <style:style style:name="T56" style:family="text">
      <style:text-properties officeooo:rsid="0023b8dc"/>
    </style:style>
    <style:style style:name="T57" style:family="text">
      <style:text-properties officeooo:rsid="00246ffe"/>
    </style:style>
    <style:style style:name="T58" style:family="text">
      <style:text-properties officeooo:rsid="00256b5c"/>
    </style:style>
    <style:style style:name="T59" style:family="text">
      <style:text-properties fo:language="zxx" fo:country="none" officeooo:rsid="00256b5c"/>
    </style:style>
    <style:style style:name="T60" style:family="text">
      <style:text-properties officeooo:rsid="0025d086"/>
    </style:style>
    <style:style style:name="T61" style:family="text">
      <style:text-properties officeooo:rsid="0026a6ae"/>
    </style:style>
    <style:style style:name="T62" style:family="text">
      <style:text-properties officeooo:rsid="0027df4e"/>
    </style:style>
    <style:style style:name="T63" style:family="text">
      <style:text-properties officeooo:rsid="0029cce2"/>
    </style:style>
    <style:style style:name="T64" style:family="text">
      <style:text-properties officeooo:rsid="002b921f"/>
    </style:style>
    <style:style style:name="T65" style:family="text">
      <style:text-properties officeooo:rsid="002d67a4"/>
    </style:style>
    <style:style style:name="T66" style:family="text">
      <style:text-properties style:font-name="Courier"/>
    </style:style>
    <style:style style:name="T67" style:family="text">
      <style:text-properties style:font-name="Courier" fo:font-style="normal" officeooo:rsid="002d67a4" style:font-style-asian="normal" style:font-style-complex="normal"/>
    </style:style>
    <style:style style:name="T68" style:family="text">
      <style:text-properties style:font-name="Courier" officeooo:rsid="00335e54"/>
    </style:style>
    <style:style style:name="T69" style:family="text">
      <style:text-properties style:font-name="Courier" fo:font-weight="normal" style:font-weight-asian="normal" style:font-weight-complex="normal"/>
    </style:style>
    <style:style style:name="T70" style:family="text">
      <style:text-properties style:font-name="Courier" officeooo:rsid="00360b87"/>
    </style:style>
    <style:style style:name="T71" style:family="text">
      <style:text-properties officeooo:rsid="00335e54"/>
    </style:style>
    <style:style style:name="T72" style:family="text">
      <style:text-properties officeooo:rsid="00360b87"/>
    </style:style>
    <style:style style:name="T73" style:family="text">
      <style:text-properties style:font-name="Courier"/>
    </style:style>
    <style:style style:name="T74" style:family="text">
      <style:text-properties officeooo:rsid="003789e9"/>
    </style:style>
    <style:style style:name="T75" style:family="text">
      <style:text-properties officeooo:rsid="003948fb"/>
    </style:style>
    <style:style style:name="T76" style:family="text">
      <style:text-properties officeooo:rsid="0039e85d"/>
    </style:style>
    <style:style style:name="T77" style:family="text">
      <style:text-properties officeooo:rsid="003ecbd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6">cmd_file</text:span> is specified, commands are read from the file and executed before entering an interactive TCL command interpreter. If -exit is specified the application exits after reading <text:span text:style-name="T26">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3">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3">examples/example5.tcl</text:span>. Other examples can be found in the directory <text:span text:style-name="T23">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3">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5">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4"/>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7">[-name </text:span></text:span><text:span text:style-name="Command"><text:span text:style-name="T3">name</text:span></text:span><text:span text:style-name="Command"><text:span text:style-name="T17">]<text:line-break/>[-coordinate </text:span></text:span><text:span text:style-name="Command"><text:span text:style-name="T3">coordinates</text:span></text:span><text:span text:style-name="Command"><text:span text:style-name="T17">]<text:line-break/>[-guard_band_x </text:span></text:span><text:span text:style-name="Command"><text:span text:style-name="T3">guard_x</text:span></text:span><text:span text:style-name="Command"><text:span text:style-name="T17">]<text:line-break/>[-guard_band_y </text:span></text:span><text:span text:style-name="Command"><text:span text:style-name="T3">guard_y</text:span></text:span><text:span text:style-name="Command"><text:span text:style-name="T17">]</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5">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5">corner_name</text:p>
          </table:table-cell>
          <table:table-cell table:style-name="Table7.A2" office:value-type="string">
            <text:p text:style-name="P5">The name of a delay calculation corner.</text:p>
          </table:table-cell>
        </table:table-row>
      </table:table>
      <text:p text:style-name="Body_20_first">Use the <text:span text:style-name="T23">define_corners</text:span> command to define the names of multiple process/temperature/voltage corners. The <text:span text:style-name="T23">define_corners</text:span> command must follow <text:span text:style-name="T23">set_operating_conditions -analysis_type </text:span><text:span text:style-name="T31">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5">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3">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5">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3">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5">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3">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3">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3">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3">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5">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3">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3">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3">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3">find_timing_paths</text:span> command returns a list of path objects for scripting. Use the <text:span text:style-name="T23">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7">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text:span text:style-name="T23">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3">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7">objects</text:span></text:span><text:span text:style-name="Command">]<text:line-break/>[-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7">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7">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7">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6">object</text:span>. Equivalent to <text:span text:style-name="T23">[get_property </text:span><text:span text:style-name="T26">object</text:span><text:span text:style-name="T23">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7">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7">c<text:span text:style-name="T42">ell</text:span></text:p>
      <text:p text:style-name="P39"><text:span text:style-name="T42">base_name<text:line-break/>filename<text:line-break/>full_name<text:line-break/>library<text:line-break/></text:span>name</text:p>
      <text:p text:style-name="P37">clock</text:p>
      <text:p text:style-name="P45"><text:span text:style-name="T48">full_name<text:line-break/></text:span>is_generated<text:line-break/>name<text:line-break/>period<text:line-break/>propagated<text:line-break/>sources</text:p>
      <text:p text:style-name="P37">edge</text:p>
      <text:p text:style-name="P44"><text:soft-page-break/>delay_max_fall<text:line-break/>delay_min_fall<text:line-break/>delay_max_rise<text:line-break/>delay_min_rise<text:line-break/><text:span text:style-name="T47">full_name<text:line-break/>from_pin<text:line-break/>sense<text:line-break/>to_pin</text:span></text:p>
      <text:p text:style-name="P38">instance (<text:span text:style-name="T45">SDC </text:span>cell)</text:p>
      <text:p text:style-name="P42"><text:span text:style-name="T45">cell<text:line-break/></text:span>full_name<text:line-break/>ref_name<text:line-break/><text:span text:style-name="T45">liberty_cell</text:span><text:line-break/><text:span text:style-name="T45">name</text:span></text:p>
      <text:p text:style-name="P37">liberty_cell</text:p>
      <text:p text:style-name="P39"><text:span text:style-name="T42">area<text:line-break/></text:span>base_name<text:line-break/><text:span text:style-name="T42">dont_use</text:span><text:line-break/><text:span text:style-name="T41">filename</text:span><text:line-break/>full_name<text:line-break/><text:span text:style-name="T42">is_buffer<text:line-break/>is_inverter</text:span><text:line-break/><text:span text:style-name="T42">library</text:span><text:line-break/><text:span text:style-name="T42">name</text:span></text:p>
      <text:p text:style-name="P37">liberty_<text:span text:style-name="T42">library</text:span></text:p>
      <text:p text:style-name="P40"><text:span text:style-name="T41">filename</text:span><text:line-break/>full_name<text:line-break/>name</text:p>
      <text:p text:style-name="P37">liberty_port</text:p>
      <text:p text:style-name="P41"><text:span text:style-name="T43">capacitance<text:line-break/></text:span>direction<text:line-break/><text:span text:style-name="T43">drive_resistance<text:line-break/>drive_resistance_fall_max<text:line-break/>drive_resistance_fall_min<text:line-break/>drive_resistance_rise_max<text:line-break/>drive_resistance_rise_min</text:span><text:line-break/>full_name<text:line-break/><text:span text:style-name="T44">intrinsic_delay<text:line-break/>intrinsic_delay_fall_max<text:line-break/>intrinsic_delay_fall_min<text:line-break/>intrinsic_delay_rise_max<text:line-break/>intrinsic_delay_rise_min</text:span><text:line-break/><text:span text:style-name="T43">is_register_clock<text:line-break/>lib_cell</text:span><text:line-break/><text:span text:style-name="T43">name</text:span></text:p>
      <text:p text:style-name="P37">library</text:p>
      <text:p text:style-name="Example_20__20_indented"><text:soft-page-break/>name<text:line-break/><text:span text:style-name="T42">full_name</text:span></text:p>
      <text:p text:style-name="P37">net</text:p>
      <text:p text:style-name="P39">full_name<text:line-break/><text:span text:style-name="T4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7">pin</text:p>
      <text:p text:style-name="P43"><text:span text:style-name="T46">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6">name</text:span></text:p>
      <text:p text:style-name="P37">port</text:p>
      <text:p text:style-name="P39"><text:span text:style-name="T42">activity<text:line-break/></text:span>actual_fall_transition_min<text:line-break/>actual_fall_transition_max <text:line-break/>actual_rise_transition_min<text:line-break/>actual_rise_transition_max<text:line-break/>direction<text:line-break/>full_name<text:line-break/><text:span text:style-name="T42">liberty_port<text:line-break/></text:span>min_fall_slack<text:line-break/>max_fall_slack<text:line-break/>min_rise_slack<text:line-break/>max_rise_slack<text:line-break/><text:span text:style-name="T42">name</text:span></text:p>
      <text:p text:style-name="P37">point (PathRef)</text:p>
      <text:p text:style-name="P4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5">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6">corner</text:span>. The typical values in the SDF tuples are ignored. If multiple corners are defined <text:span text:style-name="T23">-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text:span></text:span><text:span text:style-name="T24">[-keep_capacitive_coupling]<text:line-break/>[-coupling_reduction_factor </text:span><text:span text:style-name="T28">factor</text:span><text:span text:style-name="T24">]</text:span><text:span text:style-name="Command_20_Argument"><text:span text:style-name="T29"><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7">-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5">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72">Use the </text:span><text:span text:style-name="T70">report_parasitic_annotation</text:span><text:span text:style-name="T72"> command to check for nets that are not annotated.</text:span></text:p>
      <text:p text:style-name="Body">Files compressed with gzip are automatically uncompressed.</text:p>
      <text:p text:style-name="Body">Separate parasitics can be annotated for <text:span text:style-name="T71">corners and </text:span>min and max paths using the <text:span text:style-name="T66">-</text:span><text:span text:style-name="T68">corner, </text:span><text:span text:style-name="Command">–min</text:span><text:span text:style-name="Command"><text:span text:style-name="T3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4">If the SPEF file contains triplet values the first value is used.</text:p>
      <text:p text:style-name="P63">Parasitic networks (DSPEF) can be annotated on hierarchical block<text:span text:style-name="T7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7">-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7">-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7">-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7">-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7">-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7">-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7">-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7">-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2"><text:span text:style-name="T24">[-cell]<text:line-break/>[-net]<text:line-break/>[-from_in_ports]<text:line-break/>[-to_out_ports]</text:span><text:span text:style-name="T18"><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7">-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7">-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7">-</text:span></text:span><text:span text:style-name="T18">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7">-</text:span></text:span><text:span text:style-name="T18">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5">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5">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5">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3">-corner</text:span> keyword to report timing for one process corner. With no <text:span text:style-name="T23">-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5">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3">-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3">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3">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3">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7">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5">to_pin</text:p>
          </table:table-cell>
          <table:table-cell table:style-name="Table60.A2" office:value-type="string">
            <text:p text:style-name="P3">An instance pin.</text:p>
          </table:table-cell>
        </table:table-row>
        <table:table-row table:style-name="Table60.1">
          <table:table-cell table:style-name="Table60.A2" office:value-type="string">
            <text:p text:style-name="P13">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3">-corner</text:span> keyword to specify a process corner. The <text:span text:style-name="T23">-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3">Hierarchical path to a net.</text:p>
          </table:table-cell>
        </table:table-row>
      </table:table>
      <text:p text:style-name="Body_20_first"/>
      <text:p text:style-name="P65"><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65">parasitic_annotation</text:span></text:span></text:p>
          </table:table-cell>
          <table:table-cell table:style-name="Table127.A1" office:value-type="string">
            <text:p text:style-name="P10"><text:span text:style-name="T15">[-report_unannotated]</text:span><text:span text:style-name="T2"><text:line-break/></text:span>[&gt; <text:span text:style-name="T2">filename</text:span>]<text:line-break/>[&gt;&gt; <text:span text:style-name="T2">filename</text:span>]</text:p>
          </table:table-cell>
        </table:table-row>
      </table:table>
      <text:p text:style-name="P66">Report SPEF parasitic annotation completeness. When the <text:span text:style-name="T67">-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3">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3">-instances</text:span> to report power for specific instances.</text:p>
      <text:p text:style-name="Body_20_first">Use the <text:span text:style-name="Command_20_Heading"><text:span text:style-name="T11">set_power_activity</text:span></text:span><text:span text:style-name="Command_20_Heading"><text:span text:style-name="T36">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3">-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4">-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4">-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3">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5">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3">-corner</text:span> keyword to specify a process corner. The <text:span text:style-name="T23">-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3">-corner</text:span> keyword to specify a process corner. The <text:span text:style-name="T23">-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59">Inter-clock uncertainty source clock.</text:p>
          </table:table-cell>
        </table:table-row>
        <table:table-row table:style-name="Table78.1">
          <table:table-cell table:style-name="Table78.A2" office:value-type="string">
            <text:p text:style-name="P13">to_clock</text:p>
          </table:table-cell>
          <table:table-cell table:style-name="Table78.A2" office:value-type="string">
            <text:p text:style-name="P59">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8">Inter-clock target clock rise edge, alternative to ‑</text:span><text:span text:style-name="T59">rise_to</text:span><text:span text:style-name="T58">.Inter-clock target clock rise edge, alternative to ‑</text:span><text:span text:style-name="T59">rise_to</text:span><text:span text:style-name="T58">.</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8">Inter-clock target clock rise edge, alternative to ‑</text:span><text:span text:style-name="T60">fall</text:span><text:span text:style-name="T59">_to</text:span><text:span text:style-name="T58">.</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7">for</text:span> setup check<text:span text:style-name="T57">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7">for</text:span> hold <text:span text:style-name="T57">checks</text:span>.</text:p>
          </table:table-cell>
        </table:table-row>
        <table:table-row table:style-name="Table78.1">
          <table:table-cell table:style-name="Table78.A2" office:value-type="string">
            <text:p text:style-name="P12">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5"><text:soft-page-break/>The <text:span text:style-name="Command">set_clock_uncertainty</text:span> command specifies the uncertainty or jitter in a clock. <text:span text:style-name="T61">The uncertainty for a clock can be specified on its source pin or port, or the clock itself. </text:span></text:p>
      <text:p text:style-name="P56"><text:span text:style-name="Command">set_clock_uncertainty .</text:span><text:span text:style-name="Command"><text:span text:style-name="T61">1 [get_clock clk1]</text:span></text:span></text:p>
      <text:p text:style-name="P57"><text:span text:style-name="T61">Inter-clock uncertainty between the source and target clocks of timing checks is specified with the ‑</text:span><text:span text:style-name="Command"><text:span text:style-name="T61">from|‑rise_from|-fall_from</text:span></text:span><text:span text:style-name="T61"> </text:span><text:span text:style-name="T62">and</text:span><text:span text:style-name="T61"> ‑</text:span><text:span text:style-name="T62">to</text:span><text:span text:style-name="Command"><text:span text:style-name="T61">|‑rise_</text:span></text:span><text:span text:style-name="Command"><text:span text:style-name="T62">to</text:span></text:span><text:span text:style-name="Command"><text:span text:style-name="T61">|-fall_</text:span></text:span><text:span text:style-name="Command"><text:span text:style-name="T62">to</text:span></text:span><text:span text:style-name="T61"> arguments .</text:span></text:p>
      <text:p text:style-name="P56"><text:span text:style-name="Command">set_clock_uncertainty -</text:span><text:span text:style-name="Command"><text:span text:style-name="T61">from [get_clock clk1] -to [get_clocks clk2] </text:span></text:span><text:span text:style-name="Command">.</text:span><text:span text:style-name="Command"><text:span text:style-name="T61">1</text:span></text:span></text:p>
      <text:p text:style-name="P57"><text:span text:style-name="Command"><text:span text:style-name="T37">The following commands are equivalent.</text:span></text:span></text:p>
      <text:p text:style-name="P58"><text:span text:style-name="Command"><text:span text:style-name="T62">set_clock_uncertainty -</text:span></text:span><text:span text:style-name="Command"><text:span text:style-name="T61">from [get_clock clk1] -</text:span></text:span><text:span text:style-name="Command"><text:span text:style-name="T62">rise_</text:span></text:span><text:span text:style-name="Command"><text:span text:style-name="T61">to [get_clocks clk2] </text:span></text:span><text:span text:style-name="Command"><text:span text:style-name="T62">.</text:span></text:span><text:span text:style-name="Command"><text:span text:style-name="T61">1<text:line-break/></text:span></text:span><text:span text:style-name="Command">set_clock_uncertainty -</text:span><text:span text:style-name="Command"><text:span text:style-name="T61">from [get_clock clk1] -to [get_clocks clk2] -</text:span></text:span><text:span text:style-name="Command"><text:span text:style-name="T62">rise </text:span></text:span><text:span text:style-name="Command">.</text:span><text:span text:style-name="Command"><text:span text:style-name="T6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76.1">
          <table:table-cell table:style-name="Table76.A2" office:value-type="string">
            <text:p text:style-name="P25">cap_unit</text:p>
          </table:table-cell>
          <table:table-cell table:style-name="Table76.A2" office:value-type="string">
            <text:p text:style-name="P18">The capacitance scale factor followed by 'f'.</text:p>
          </table:table-cell>
        </table:table-row>
        <table:table-row table:style-name="Table76.1">
          <table:table-cell table:style-name="Table76.A2" office:value-type="string">
            <text:p text:style-name="P25">res_unit</text:p>
          </table:table-cell>
          <table:table-cell table:style-name="Table76.A2" office:value-type="string">
            <text:p text:style-name="P18">The resistance scale factor followed by 'ohm'.</text:p>
          </table:table-cell>
        </table:table-row>
        <table:table-row table:style-name="Table76.1">
          <table:table-cell table:style-name="Table76.A2" office:value-type="string">
            <text:p text:style-name="P25">time_unit</text:p>
          </table:table-cell>
          <table:table-cell table:style-name="Table76.A2" office:value-type="string">
            <text:p text:style-name="P18">The time scale factor followed by 's'.</text:p>
          </table:table-cell>
        </table:table-row>
        <table:table-row table:style-name="Table76.1">
          <table:table-cell table:style-name="Table76.A2" office:value-type="string">
            <text:p text:style-name="P25">voltage_unit</text:p>
          </table:table-cell>
          <table:table-cell table:style-name="Table76.A2" office:value-type="string">
            <text:p text:style-name="P16">The voltage scale factor followed by 'v<text:span text:style-name="T39">'</text:span>.</text:p>
          </table:table-cell>
        </table:table-row>
        <table:table-row table:style-name="Table76.1">
          <table:table-cell table:style-name="Table76.A2" office:value-type="string">
            <text:p text:style-name="P25">current_unit</text:p>
          </table:table-cell>
          <table:table-cell table:style-name="Table76.A2" office:value-type="string">
            <text:p text:style-name="P16">The current scale factor followed by 'A'.</text:p>
          </table:table-cell>
        </table:table-row>
        <table:table-row table:style-name="Table76.1">
          <table:table-cell table:style-name="Table76.A2" office:value-type="string">
            <text:p text:style-name="P25">power_unit</text:p>
          </table:table-cell>
          <table:table-cell table:style-name="Table76.A2" office:value-type="string">
            <text:p text:style-name="P16">The power scale factor followed by 'w'.</text:p>
          </table:table-cell>
        </table:table-row>
        <table:table-row table:style-name="Table76.1">
          <table:table-cell table:style-name="Table76.A2" office:value-type="string">
            <text:p text:style-name="P25">distance_unit</text:p>
          </table:table-cell>
          <table:table-cell table:style-name="Table76.A2" office:value-type="string">
            <text:p text:style-name="P16">The distance scale factor followed by 'm'.</text:p>
          </table:table-cell>
        </table:table-row>
      </table:table>
      <text:p text:style-name="Body_20_first">The <text:span text:style-name="Command"><text:span text:style-name="T23">set_cmd_units</text:span></text:span> command is used to<text:span text:style-name="T11"> change</text:span> the units used by the STA command interpreter when parsing commands and reporting results. <text:span text:style-name="T6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2">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4"/>
          </table:table-cell>
        </table:table-row>
        <table:table-row table:style-name="Table81.1">
          <table:table-cell table:style-name="Table81.A2" office:value-type="string">
            <text:p text:style-name="P13">to_port</text:p>
          </table:table-cell>
          <table:table-cell table:style-name="Table81.A2" office:value-type="string">
            <text:p text:style-name="P14"/>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3">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3">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66">set_input_delay</text:span> are not reported. Set the<text:span text:style-name="T11"> </text:span><text:span text:style-name="Command_20_Heading"><text:span text:style-name="T11">sta_input_port_default_clock</text:span></text:span><text:span text:style-name="Command_20_Heading"><text:span text:style-name="T36"> variable to </text:span></text:span><text:span text:style-name="Command_20_Heading"><text:span text:style-name="T69">1</text:span></text:span><text:span text:style-name="Command_20_Heading"><text:span text:style-name="T36"> to report paths from inputs without a </text:span></text:span><text:span text:style-name="Command_20_Heading"><text:span text:style-name="T69">set_input_delay</text:span></text:span><text:span text:style-name="Command_20_Heading"><text:span text:style-name="T3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7">[-rule </text:span></text:span><text:span text:style-name="Command"><text:span text:style-name="T3">rule_type</text:span></text:span><text:span text:style-name="Command"><text:span text:style-name="T17">]</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7">[-voltage </text:span></text:span><text:span text:style-name="Command"><text:span text:style-name="T3">voltage</text:span></text:span><text:span text:style-name="Command"><text:span text:style-name="T17">]</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5"> ha</text:span><text:span text:style-name="T56">s</text:span><text:span text:style-name="T55"> precidence over RC </text:span><text:span text:style-name="T56">SPEF </text:span><text:span text:style-name="T5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3">-ignore_clock_latency</text:span> option is used clock latency at the source and destination of the path delay is ignored. The constraint is reported in the default path group (<text:span text:style-name="T23">**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5">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5">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5">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5">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5">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5">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0">[-min]<text:line-break/>[-max]<text:line-break/></text:span></text:span><text:span text:style-name="Command_20_Argument"><text:span text:style-name="T19">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0">[-global]<text:line-break/>[-input]<text:line-break/>[-input_ports </text:span></text:span><text:span text:style-name="Command_20_Argument"><text:span text:style-name="T22">ports</text:span></text:span><text:span text:style-name="Command_20_Argument"><text:span text:style-name="T20">]<text:line-break/>[-pins </text:span></text:span><text:span text:style-name="Command_20_Argument"><text:span text:style-name="T22">pins</text:span></text:span><text:span text:style-name="Command_20_Argument"><text:span text:style-name="T20">]<text:line-break/>[-activity </text:span></text:span><text:span text:style-name="Command_20_Argument"><text:span text:style-name="T22">activity</text:span></text:span><text:span text:style-name="Command_20_Argument"><text:span text:style-name="T20">]<text:line-break/>[-duty </text:span></text:span><text:span text:style-name="Command_20_Argument"><text:span text:style-name="T22">duty</text:span></text:span><text:span text:style-name="Command_20_Argument"><text:span text:style-name="T20">]</text:span></text:span></text:p>
          </table:table-cell>
        </table:table-row>
        <table:table-row table:style-name="Table149.1">
          <table:table-cell table:style-name="Table149.A2" office:value-type="string">
            <text:p text:style-name="P5"><text:span text:style-name="Command_20_Argument"><text:span text:style-name="T22">-</text:span></text:span><text:span text:style-name="Command_20_Argument"><text:span text:style-name="T21">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5">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5">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2">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2">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3">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3">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3">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3">-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3">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8"><text:span text:style-name="T38">[-capacitance </text:span><text:span text:style-name="T7">cap_unit</text:span><text:span text:style-name="T38">]<text:line-break/>[-resistance </text:span><text:span text:style-name="T7">res_unit</text:span><text:span text:style-name="T38">]<text:line-break/>[-time </text:span><text:span text:style-name="T7">time_unit</text:span><text:span text:style-name="T38">]<text:line-break/>[-voltage </text:span><text:span text:style-name="T7">voltage_unit</text:span><text:span text:style-name="T38">]<text:line-break/>[-current </text:span><text:span text:style-name="T7">current_unit</text:span><text:span text:style-name="T38">]<text:line-break/>[-power </text:span><text:span text:style-name="T7">power_unit</text:span><text:span text:style-name="T38">]<text:line-break/>[-distance </text:span><text:span text:style-name="T8">distance_unit</text:span><text:span text:style-name="T38">]</text:span></text:p>
          </table:table-cell>
        </table:table-row>
        <table:table-row table:style-name="Table120.1">
          <table:table-cell table:style-name="Table120.A2" office:value-type="string">
            <text:p text:style-name="P25">cap_unit</text:p>
          </table:table-cell>
          <table:table-cell table:style-name="Table120.A2" office:value-type="string">
            <text:p text:style-name="P18">The capacitance scale factor followed by 'f'.</text:p>
          </table:table-cell>
        </table:table-row>
        <table:table-row table:style-name="Table120.1">
          <table:table-cell table:style-name="Table120.A2" office:value-type="string">
            <text:p text:style-name="P25">res_unit</text:p>
          </table:table-cell>
          <table:table-cell table:style-name="Table120.A2" office:value-type="string">
            <text:p text:style-name="P18">The resistance scale factor followed by 'ohm'.</text:p>
          </table:table-cell>
        </table:table-row>
        <table:table-row table:style-name="Table120.1">
          <table:table-cell table:style-name="Table120.A2" office:value-type="string">
            <text:p text:style-name="P25">time_unit</text:p>
          </table:table-cell>
          <table:table-cell table:style-name="Table120.A2" office:value-type="string">
            <text:p text:style-name="P18">The time scale factor followed by 's'.</text:p>
          </table:table-cell>
        </table:table-row>
        <table:table-row table:style-name="Table120.1">
          <table:table-cell table:style-name="Table120.A2" office:value-type="string">
            <text:p text:style-name="P25">voltage_unit</text:p>
          </table:table-cell>
          <table:table-cell table:style-name="Table120.A2" office:value-type="string">
            <text:p text:style-name="P16">The voltage scale factor followed by 'v'.</text:p>
          </table:table-cell>
        </table:table-row>
        <table:table-row table:style-name="Table120.1">
          <table:table-cell table:style-name="Table120.A2" office:value-type="string">
            <text:p text:style-name="P25">current_unit</text:p>
          </table:table-cell>
          <table:table-cell table:style-name="Table120.A2" office:value-type="string">
            <text:p text:style-name="P16">The current scale factor followed by 'A'.</text:p>
          </table:table-cell>
        </table:table-row>
        <table:table-row table:style-name="Table120.1">
          <table:table-cell table:style-name="Table120.A2" office:value-type="string">
            <text:p text:style-name="P25">power_unit</text:p>
          </table:table-cell>
          <table:table-cell table:style-name="Table120.A2" office:value-type="string">
            <text:p text:style-name="P16">The power scale factor followed by 'w'.</text:p>
          </table:table-cell>
        </table:table-row>
      </table:table>
      <text:p text:style-name="Body_20_first">The <text:span text:style-name="Command"><text:span text:style-name="T23">set_units</text:span></text:span> command is used to <text:span text:style-name="T39">check</text:span> the units used by the STA command interpreter when parsing commands and reporting results. If the current units differ from the <text:span text:style-name="T23">set_unit</text:span> value a warning is printed. Use the <text:span text:style-name="T23">set_cmd_units</text:span> command to change the command units.</text:p>
      <text:p text:style-name="Body">Units are specified as a scale factor followed by a unit name. The scale factors are as follows.</text:p>
      <text:p text:style-name="P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3">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7">[-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7">-source</text:span></text:span></text:p>
          </table:table-cell>
          <table:table-cell table:style-name="Table20.A1" office:value-type="string">
            <text:p text:style-name="Text_20_body"><text:span text:style-name="Command"><text:span text:style-name="T17">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5"/>
          </table:table-cell>
        </table:table-row>
        <table:table-row table:style-name="Table42.1">
          <table:table-cell table:style-name="Table42.A2" office:value-type="string">
            <text:p text:style-name="P1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4"/>
          </table:table-cell>
        </table:table-row>
        <table:table-row table:style-name="Table45.1">
          <table:table-cell table:style-name="Table45.A2" office:value-type="string">
            <text:p text:style-name="P13">to_port</text:p>
          </table:table-cell>
          <table:table-cell table:style-name="Table45.A2" office:value-type="string">
            <text:p text:style-name="P14"/>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3">objects</text:p>
          </table:table-cell>
        </table:table-row>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7"><text:span text:style-name="Command_20_Argument"><text:span text:style-name="T26">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2">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2">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2">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2">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7"><text:span text:style-name="Command_20_Argument"><text:span text:style-name="T26">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3">write_path_spice</text:span> command writes a spice netlist for timing paths. Use <text:span text:style-name="T26">path_args</text:span> to specify <text:span text:style-name="T23">-from/-through/-to</text:span> as arguments to the <text:span text:style-name="T23">find_timing_paths</text:span> command. For each path, a spice netlist and the subckts referenced by the path are written in <text:span text:style-name="T26">spice_directory</text:span>. The spice netlist is written in path_&lt;id&gt;.sp and subckt file is <text:span text:style-name="T23">path_&lt;id&gt;</text:span>.subckt.</text:p>
      <text:p text:style-name="Body_20_first">The spice netlists used by the path are written to <text:span text:style-name="T26">subckt_file</text:span>, which spice_file <text:span text:style-name="T23">.includes</text:span>. The device models used by the spice subckt netlists in <text:span text:style-name="T26">model_file</text:span> are also <text:span text:style-name="T23">.included</text:span> in spice_file. Power and ground names are specified with the <text:span text:style-name="T23">-power</text:span> and <text:span text:style-name="T23">-ground</text:span> arguments. The spice netlist includes a piecewise linear voltage source at the input and <text:span text:style-name="T23">.measure</text:span> statement for each gate delay and pin slew.</text:p>
      <text:p text:style-name="P60">Example command:</text:p>
      <text:p text:style-name="P61">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3">TIMESCALE</text:span> is same as the <text:span text:style-name="T23">time_unit</text:span> in the first liberty file read.</text:p>
      <text:p text:style-name="Body">The delay values in the SDF are triples for the timing at one corner specified with -corner.</text:p>
      <text:p text:style-name="Example_20__20_indented">min:typ:max</text:p>
      <text:p text:style-name="P69">When gates have multiple inputs the slews at the output from the timing arcs are merged, resulting in min/max slews at the gate output. This slew range in turn results in min/max gate delays in the fanout of the gate. These min/max <text:span text:style-name="T77">delay </text:span>values are the first and last values in the SDF triple. The <text:span text:style-name="T77">second</text:span> <text:span text:style-name="T66">typ</text:span> value is the average of the min and max delays. <text:span text:style-name="T77">It</text:span> has no physical meaning <text:span text:style-name="T77">and</text:span> is included to satisfy deficiencies in some SDF readers. </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9">timing_model</text:span></text:span></text:p>
          </table:table-cell>
          <table:table-cell table:style-name="Table58.A1" office:value-type="string">
            <text:p text:style-name="P29"><text:span text:style-name="T50">[-</text:span><text:span text:style-name="T64">library</text:span><text:span text:style-name="T50">_name </text:span><text:span text:style-name="T6">lib</text:span><text:span text:style-name="T4">_name</text:span><text:span text:style-name="T50">]<text:line-break/>[-cell_name </text:span><text:span text:style-name="T4">cell_name</text:span><text:span text:style-name="T50">]</text:span></text:p>
            <text:p text:style-name="P28">[-<text:span text:style-name="T49">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20"><text:span text:style-name="T6">lib</text:span><text:span text:style-name="T4">_name</text:span></text:p>
          </table:table-cell>
          <table:table-cell table:style-name="Table58.A2" office:value-type="string">
            <text:p text:style-name="P48">The name to use for the liberty <text:span text:style-name="T64">library. Defaults to </text:span><text:span text:style-name="Command_20_Argument"><text:span text:style-name="T26">cell_name</text:span></text:span><text:span text:style-name="T64">.</text:span></text:p>
          </table:table-cell>
        </table:table-row>
        <table:table-row table:style-name="Table58.1">
          <table:table-cell table:style-name="Table58.A2" office:value-type="string">
            <text:p text:style-name="P19"><text:span text:style-name="Command_20_Argument"><text:span text:style-name="T27">cell_name</text:span></text:span></text:p>
          </table:table-cell>
          <table:table-cell table:style-name="Table58.A2" office:value-type="string">
            <text:p text:style-name="P46">The name to use for the liberty cell. <text:span text:style-name="T64">Defaults to the top level module name.</text:span></text:p>
          </table:table-cell>
        </table:table-row>
        <table:table-row table:style-name="Table58.1">
          <table:table-cell table:style-name="Table58.A2" office:value-type="string">
            <text:p text:style-name="P24"><text:span text:style-name="Command_20_Argument"><text:span text:style-name="T25">corner</text:span></text:span></text:p>
          </table:table-cell>
          <table:table-cell table:style-name="Table58.A2" office:value-type="string">
            <text:p text:style-name="P47">The process corner to use for extracting the model.</text:p>
          </table:table-cell>
        </table:table-row>
        <table:table-row table:style-name="Table58.1">
          <table:table-cell table:style-name="Table58.A2" office:value-type="string">
            <text:p text:style-name="P23">filename</text:p>
          </table:table-cell>
          <table:table-cell table:style-name="Table58.A2" office:value-type="string">
            <text:p text:style-name="P8">Filename to write.</text:p>
          </table:table-cell>
        </table:table-row>
      </table:table>
      <text:p text:style-name="P49"/>
      <text:p text:style-name="P51">The <text:span text:style-name="T66">write_timing_model</text:span> command constructs a liberty timing model for the current design and writes it to <text:span text:style-name="T3">file</text:span><text:span text:style-name="T5">name</text:span>. <text:span text:style-name="Command_20_Argument"><text:span text:style-name="T27">cell_name</text:span></text:span><text:span text:style-name="T51"> defaults to the cell name of the top level block in the design.</text:span></text:p>
      <text:p text:style-name="P50"><text:span text:style-name="T53">The SDC used to extract the block should include the clock definitions, but not </text:span><text:span text:style-name="T32">set_</text:span><text:span text:style-name="T33">input_delay </text:span><text:span text:style-name="T53"><text:s/>or </text:span><text:span text:style-name="T32">set_</text:span><text:span text:style-name="T33">output_delay</text:span><text:span text:style-name="T53"> commands. </text:span><text:span text:style-name="T54">Using </text:span><text:span text:style-name="T32">set_</text:span><text:span text:style-name="T33">input_</text:span><text:span text:style-name="T34">transition</text:span><text:span text:style-name="T54"> with the slew from the block context </text:span><text:span text:style-name="T74">the model will be used in</text:span><text:span text:style-name="T54"> will improve the match between the timing model and the block netlist. </text:span><text:span text:style-name="T52">Use the </text:span><text:span text:style-name="T32">set_propagated_clock </text:span><text:span text:style-name="T52">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9">s<text:line-break/></text:span>clock to output timing paths</text:p>
      <text:p text:style-name="Body"><text:soft-page-break/>The extracted timing model setup/hold checks are scalar; <text:span text:style-name="T75">there is </text:span>no input slew dependence. <text:span text:style-name="T75">Input to output and clock to output </text:span><text:s/>timing arcs are load dependent but do not include input slew dependency.</text:p>
      <text:p text:style-name="P68">Extracted timing models have inherent limitations that prevent them from being a perfect match to the block netlist. It is not possible to annotate or account for resistance in wires between input ports and the gates they drive. Using input buffers near the ports will reduce the potential delay from these wires. <text:span text:style-name="T76">Paths that traverse multiple transparent latches cannot be modeled correctly in the timng model. Use registers on paths from inputs so the model can accurately represent the block timing.</text:span></text:p>
      <text:p text:style-name="P52"/>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1">[-sort<text:span text:style-name="T14">]</text:span></text:p>
            <text:p text:style-name="P21"><text:span text:style-name="T14">[-include_pwr_gnd]</text:span><text:line-break/>[-remove_cells <text:span text:style-name="T3">lib_cells</text:span><text:span text:style-name="T14">]</text:span><text:line-break/><text:span text:style-name="T3">filename</text:span></text:p>
          </table:table-cell>
        </table:table-row>
        <table:table-row table:style-name="Table109.1">
          <table:table-cell table:style-name="Table109.A2" office:value-type="string">
            <text:p text:style-name="P17"><text:span text:style-name="Command_20_Argument"><text:span text:style-name="T30">-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6">-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2">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2">filename</text:p>
          </table:table-cell>
          <table:table-cell table:style-name="Table109.A2" office:value-type="string">
            <text:p text:style-name="P3">Filename to write.</text:p>
          </table:table-cell>
        </table:table-row>
      </table:table>
      <text:p text:style-name="Body_20_first">The <text:span text:style-name="T23">write_verilog</text:span> command writes a verilog netlist to <text:span text:style-name="T26">filename</text:span>. Use <text:span text:style-name="T30">-sort</text:span> to sort the instances so the results are reproducible across operating systems. Use <text:span text:style-name="T23">-remove_cells</text:span> to remove instances of <text:span text:style-name="T26">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6">.</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3">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3</meta:editing-cycles>
    <meta:print-date>2011-02-05T01:56:00</meta:print-date>
    <meta:creation-date>2010-07-31T21:07:00</meta:creation-date>
    <dc:date>2022-10-11T16:31:51.101645077</dc:date>
    <meta:editing-duration>P51DT6H19M1S</meta:editing-duration>
    <meta:generator>LibreOffice/7.3.2.2$MacOSX_AARCH64 LibreOffice_project/49f2b1bff42cfccbd8f788c8dc32c1c309559be0</meta:generator>
    <meta:document-statistic meta:table-count="156" meta:image-count="0" meta:object-count="0" meta:page-count="75" meta:paragraph-count="1744" meta:word-count="13137" meta:character-count="89581" meta:non-whitespace-character-count="775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